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0279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027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5e4f" officeooo:paragraph-rsid="005c6c18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c11a" officeooo:paragraph-rsid="006559a3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c11a" officeooo:paragraph-rsid="0061c11a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faa3f" officeooo:paragraph-rsid="006faa3f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4543" officeooo:paragraph-rsid="00614543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4543" officeooo:paragraph-rsid="0061c11a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59a3" officeooo:paragraph-rsid="006559a3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ae6f" officeooo:paragraph-rsid="0068ae6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8ecc" officeooo:paragraph-rsid="006b8ecc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aa3f" officeooo:paragraph-rsid="006faa3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60279c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7132ba" officeooo:paragraph-rsid="007132ba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T1" style:family="text">
      <style:text-properties officeooo:rsid="00518548"/>
    </style:style>
    <style:style style:name="T2" style:family="text">
      <style:text-properties officeooo:rsid="0035db3e"/>
    </style:style>
    <style:style style:name="T3" style:family="text">
      <style:text-properties officeooo:rsid="00614543"/>
    </style:style>
    <style:style style:name="T4" style:family="text">
      <style:text-properties officeooo:rsid="0065e08a"/>
    </style:style>
    <style:style style:name="T5" style:family="text">
      <style:text-properties officeooo:rsid="0066df04"/>
    </style:style>
    <style:style style:name="T6" style:family="text">
      <style:text-properties officeooo:rsid="006eb830"/>
    </style:style>
    <style:style style:name="T7" style:family="text">
      <style:text-properties officeooo:rsid="006faa3f"/>
    </style:style>
    <style:style style:name="T8" style:family="text">
      <style:text-properties officeooo:rsid="006286f0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5660b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b8a1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6eb83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e3403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8be2a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1854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65a2f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6286f0" style:font-size-asian="12pt" style:font-size-complex="12pt"/>
    </style:style>
    <style:style style:name="T20" style:family="text">
      <style:text-properties fo:font-size="12pt" officeooo:rsid="006559a3" style:font-size-asian="12pt" style:font-size-complex="12pt"/>
    </style:style>
    <style:style style:name="T21" style:family="text">
      <style:text-properties fo:font-size="12pt" officeooo:rsid="0061c11a" style:font-size-asian="12pt" style:font-size-complex="12pt"/>
    </style:style>
    <style:style style:name="T22" style:family="text">
      <style:text-properties fo:font-size="12pt" officeooo:rsid="0063513b" style:font-size-asian="12pt" style:font-size-complex="12pt"/>
    </style:style>
    <style:style style:name="T23" style:family="text">
      <style:text-properties fo:font-size="12pt" officeooo:rsid="006498ab" style:font-size-asian="12pt" style:font-size-complex="12pt"/>
    </style:style>
    <style:style style:name="T24" style:family="text">
      <style:text-properties officeooo:rsid="0071fde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6"><text:span text:style-name="T10">2</text:span><text:span text:style-name="T11">0</text:span><text:span text:style-name="T12">2</text:span><text:span text:style-name="T13"> - </text:span><text:span text:style-name="T14">Ground - </text:span><text:span text:style-name="T12">Auto</text:span><text:span text:style-name="T15"> Start - </text:span><text:span text:style-name="T16">P</text:span><text:span text:style-name="T17">ilot</text:span></text:p>
      <text:p text:style-name="P16"><text:span text:style-name="T17"/></text:p>
      <text:p text:style-name="P17"><text:span text:style-name="T17">D</text:span><text:span text:style-name="T9">efault auto start takes 5m50s.</text:span></text:p>
      <text:p text:style-name="P3"/>
      <text:p text:style-name="P4"><text:span text:style-name="T6">After Auto</text:span> Start<text:span text:style-name="T3"> -- </text:span><text:span text:style-name="T1">Pilot</text:span><text:span text:style-name="T7"> -- WIP</text:span></text:p>
      <text:list xml:id="list424121290" text:style-name="L1">
        <text:list-item>
          <text:p text:style-name="P5"><text:span text:style-name="T19">When engines are started, </text:span><text:span text:style-name="T18">Jester should prompt to start alignment, and alignment type.</text:span></text:p>
          <text:list>
            <text:list-item>
              <text:p text:style-name="P10">Full alignment may take up to 9 mins?? Depends on ambient temperature??, drift 3.0 nmi/hr.</text:p>
            </text:list-item>
            <text:list-item>
              <text:p text:style-name="P10">BATH (Best Available True Heading) alignment takes 2m15s, drift approx 5.5 nmi/hr.</text:p>
            </text:list-item>
            <text:list-item>
              <text:p text:style-name="P5"><text:span text:style-name="T18">HDG Memory Alignment </text:span><text:span text:style-name="T20">takes 2m15s, drift 3.0 to 5.5 nmi/hr. </text:span></text:p>
            </text:list-item>
          </text:list>
        </text:list-item>
        <text:list-item>
          <text:p text:style-name="P7"><text:span text:style-name="T8">M</text:span>aster Caution ... Reset (shift-Trim Hat press, or button on right console far forward inboard)</text:p>
        </text:list-item>
        <text:list-item>
          <text:p text:style-name="P11">Radio mode knob ... T/R or T/R+G (right console middle inboard)</text:p>
        </text:list-item>
        <text:list-item>
          <text:p text:style-name="P8"><text:span text:style-name="T18">IFF ... </text:span><text:span text:style-name="T21">NORM (right console middle inboard)</text:span></text:p>
        </text:list-item>
        <text:list-item>
          <text:p text:style-name="P8"><text:span text:style-name="T18">Radar altimeter ... ON</text:span><text:span text:style-name="T22"> and set bug as desired</text:span><text:span text:style-name="T21"> (instrument panel left)</text:span></text:p>
        </text:list-item>
        <text:list-item>
          <text:p text:style-name="P11">When <text:span text:style-name="T24">alignment is done, </text:span>Jester calls "Set primary and sync":</text:p>
          <text:list>
            <text:list-item>
              <text:p text:style-name="P6"><text:span text:style-name="T18">Compass mode knob ... SYNC</text:span><text:span text:style-name="T23"> (left click)</text:span><text:span text:style-name="T18"> and hold for a few seconds (right console far rear inboard)</text:span></text:p>
            </text:list-item>
          </text:list>
        </text:list-item>
        <text:list-item>
          <text:p text:style-name="P11">Sight Mode knob ... CAGE (UFC)</text:p>
        </text:list-item>
        <text:list-item>
          <text:p text:style-name="P18">RWR ... On (POWER button under RWR display, instrument panel right)</text:p>
        </text:list-item>
      </text:list>
      <text:list text:style-name="L2">
        <text:list-item>
          <text:list>
            <text:list-item>
              <text:p text:style-name="P13">Jester will turn on the RWR when the alignment is finished.</text:p>
            </text:list-item>
          </text:list>
        </text:list-item>
      </text:list>
      <text:list xml:id="list162518933249660" text:continue-list="list424121290" text:style-name="L1">
        <text:list-item>
          <text:p text:style-name="P11">DSCG switch ... RADAR (center console left)</text:p>
        </text:list-item>
        <text:list-item>
          <text:p text:style-name="P8"><text:span text:style-name="T18">Oxygen supply lever ... </text:span><text:span text:style-name="T21">NORMAL OXYGEN (left console forward inboard)</text:span></text:p>
        </text:list-item>
        <text:list-item>
          <text:p text:style-name="P11">CADC Corrections switch ... RESET CORR for a few seconds, then back to NORM (left console middle inboard)</text:p>
        </text:list-item>
        <text:list-item>
          <text:p text:style-name="P11">Altimeter ... <text:span text:style-name="T5">Turn and hold RESET lever for 3 seconds to clear red STBY flag, then s</text:span>et QNH or QFE<text:span text:style-name="T5"> </text:span>(instrument panel middle)</text:p>
        </text:list-item>
      </text:list>
      <text:list text:style-name="L3">
        <text:list-item>
          <text:list>
            <text:list-item>
              <text:p text:style-name="P12">Do this only after the CADC Corrections switch??</text:p>
            </text:list-item>
          </text:list>
        </text:list-item>
      </text:list>
      <text:list xml:id="list162520020788857" text:continue-list="list162518933249660" text:style-name="L1">
        <text:list-item>
          <text:p text:style-name="P11">Standby Attitude Indicator ... Uncage and center (instrument panel lower right)</text:p>
        </text:list-item>
        <text:list-item>
          <text:p text:style-name="P14">ADI Flight Director switch ... Horizontal (On) (flat knob on Navigation Mode Selector knob, instrument panel bottom, under Standby ADI)</text:p>
        </text:list-item>
        <text:list-item>
          <text:p text:style-name="P8"><text:span text:style-name="T21">YAW, ROLL, and PITCH STAB. AUG </text:span><text:span text:style-name="T18">switches ... ENGAGE</text:span><text:span text:style-name="T21"> (left console rear inboard)</text:span></text:p>
        </text:list-item>
        <text:list-item>
          <text:p text:style-name="P9"><text:span text:style-name="T18">Trim ... 1 to 3 units nose down (3 recommended)</text:span><text:span text:style-name="T21"> (trim guage is on left forward angled panel outboard)</text:span></text:p>
        </text:list-item>
        <text:list-item>
          <text:p text:style-name="P8"><text:span text:style-name="T18">Anti-skid ... ON</text:span><text:span text:style-name="T19"> (left console forward outboard)</text:span></text:p>
        </text:list-item>
        <text:list-item>
          <text:p text:style-name="P7"><text:span text:style-name="T19">E</text:span><text:span text:style-name="T18">xterior lights ... As desired (right console extreme far back)</text:span></text:p>
        </text:list-item>
      </text:list>
      <text:list text:style-name="L4">
        <text:list-item>
          <text:list>
            <text:list-item>
              <text:p text:style-name="P15">Middle switch position is OFF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25T16:25:18.137000000</dc:date>
    <meta:editing-duration>P3DT13H58M55S</meta:editing-duration>
    <meta:editing-cycles>8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4" meta:word-count="365" meta:character-count="2041" meta:non-whitespace-character-count="1734"/>
  </office:meta>
</office:document-meta>
</file>